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115%" style:text-autospace="none"/>
      <style:text-properties fo:color="#000000" style:font-name="ArialMT" fo:font-size="11pt" style:font-name-asian="ArialMT" style:font-size-asian="11pt" style:font-name-complex="ArialM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/>
      <text:p text:style-name="Standard">[TEST_ID]</text:p>
      <text:p text:style-name="P1">[TEST_ID]</text:p>
      <text:p text:style-name="P1">[TEST_I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gan Rice</meta:initial-creator>
    <meta:creation-date>2015-03-17T13:48:43</meta:creation-date>
    <meta:document-statistic meta:table-count="0" meta:image-count="0" meta:object-count="0" meta:page-count="1" meta:paragraph-count="4" meta:word-count="4" meta:character-count="31"/>
    <dc:date>2015-03-17T13:50:35</dc:date>
    <dc:creator>Logan Rice</dc:creator>
    <meta:editing-duration>PT1M56S</meta:editing-duration>
    <meta:editing-cycles>1</meta:editing-cycles>
    <meta:generator>OpenOffice/4.1.1$Unix OpenOffice.org_project/411m6$Build-9775</meta:generator>
  </office:meta>
</office:document-meta>
</file>